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2.6091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2098in"/>
    </style:style>
    <style:style style:name="co6" style:family="table-column">
      <style:table-column-properties fo:break-before="auto" style:column-width="2.1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end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1.56pt double #000000" style:border-line-width-bottom="0.0102in 0.0102in 0.0008in" fo:background-color="#e6e6e6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7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 style:data-style-name="N117">
      <style:table-cell-properties style:text-align-source="fix" style:repeat-content="false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.278in"/>
    </style:style>
    <style:style style:name="ce14" style:family="table-cell" style:parent-style-name="Default" style:data-style-name="N117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</style:style>
    <style:style style:name="ce15" style:family="table-cell" style:parent-style-name="Default" style:data-style-name="N117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</style:style>
    <style:style style:name="ce16" style:family="table-cell" style:parent-style-name="Default" style:data-style-name="N117">
      <style:table-cell-properties style:text-align-source="fix" style:repeat-content="false" fo:border="none"/>
      <style:paragraph-properties fo:text-align="start" fo:margin-left="0.278in"/>
    </style:style>
    <style:style style:name="ce17" style:family="table-cell" style:parent-style-name="Default" style:data-style-name="N117">
      <style:table-cell-properties fo:border-bottom="1.56pt double #000000" style:border-line-width-bottom="0.0102in 0.0102in 0.0008in" fo:background-color="#e6e6e6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18"/>
        <table:table-column table:style-name="co3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8" office:value-type="string">
            <text:p>PRICE/1000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18" table:number-columns-repeated="1017"/>
        </table:table-row>
        <table:table-row table:style-name="ro2">
          <table:table-cell office:value-type="string">
            <text:p>B1</text:p>
          </table:table-cell>
          <table:table-cell office:value-type="string">
            <text:p>CR_2032</text:p>
          </table:table-cell>
          <table:table-cell office:value-type="string">
            <text:p>HOLDER BATT CR2032</text:p>
          </table:table-cell>
          <table:table-cell table:style-name="ce9" office:value-type="float" office:value="0.23">
            <text:p>0.23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7"/>
        </table:table-row>
        <table:table-row table:style-name="ro2">
          <table:table-cell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7"/>
        </table:table-row>
        <table:table-row table:style-name="ro2">
          <table:table-cell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12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float" office:value="0.04">
            <text:p>0.04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7"/>
        </table:table-row>
        <table:table-row table:style-name="ro2">
          <table:table-cell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12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float" office:value="0.25">
            <text:p>0.25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2">
          <table:table-cell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float" office:value="5.28">
            <text:p>5.28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-ND</text:p>
          </table:table-cell>
          <table:table-cell table:number-columns-repeated="1017"/>
        </table:table-row>
        <table:table-row table:style-name="ro2">
          <table:table-cell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float" office:value="0.5">
            <text:p>0.5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2</text:p>
          </table:table-cell>
          <table:table-cell table:style-name="ce3" office:value-type="string">
            <text:p>32.768 KHz</text:p>
          </table:table-cell>
          <table:table-cell table:style-name="ce3" office:value-type="string">
            <text:p>XTAL RTC 32768</text:p>
          </table:table-cell>
          <table:table-cell table:style-name="ce11" office:value-type="float" office:value="0.8">
            <text:p>0.8</text:p>
          </table:table-cell>
          <table:table-cell table:style-name="ce19" office:value-type="string">
            <text:p>Y</text:p>
          </table:table-cell>
          <table:table-cell table:style-name="ce3" office:value-type="string">
            <text:p>Mouser 520-ECS327-12.5-17X-TR</text:p>
          </table:table-cell>
          <table:table-cell table:style-name="ce3" office:value-type="string">
            <text:p>DigiKey XC1195CT-ND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5" office:value-type="string">
            <text:p>TOTAL ACTIVE PART COST</text:p>
          </table:table-cell>
          <table:table-cell table:style-name="ce12" table:formula="of:=SUM([.D2:.D68])" office:value-type="float" office:value="9.6322">
            <text:p>9.6322</text:p>
          </table:table-cell>
          <table:table-cell office:value-type="string">
            <text:p>(500 pc. Estimate)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style-name="ce6"/>
          <table:table-cell table:style-name="ce1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NON-ITEMIZED PARTS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2">
          <table:table-cell/>
          <table:table-cell table:number-columns-repeated="2" office:value-type="string">
            <text:p>BATTERY, <text:s/>CR-2032</text:p>
          </table:table-cell>
          <table:table-cell table:style-name="ce9" office:value-type="float" office:value="0.28">
            <text:p>0.280</text:p>
          </table:table-cell>
          <table:table-cell office:value-type="string">
            <text:p>Y</text:p>
          </table:table-cell>
          <table:table-cell/>
          <table:table-cell office:value-type="string">
            <text:p>Diigikey P189-ND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string">
            <text:p>BOARD, PC, THOTCO</text:p>
          </table:table-cell>
          <table:table-cell table:style-name="ce3" office:value-type="string">
            <text:p>Printed Circuit, each</text:p>
          </table:table-cell>
          <table:table-cell table:style-name="ce14" office:value-type="float" office:value="3">
            <text:p>3.000</text:p>
          </table:table-cell>
          <table:table-cell table:style-name="ce19" office:value-type="string">
            <text:p>Y</text:p>
          </table:table-cell>
          <table:table-cell table:style-name="ce3" office:value-type="string">
            <text:p>Engineer's 500 pc. Estimate.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>
            <text:p>TOTAL NON-ITEMIZED COST</text:p>
          </table:table-cell>
          <table:table-cell table:style-name="ce15" table:formula="of:=SUM([.D73];[.D74])" office:value-type="float" office:value="3.28">
            <text:p>3.28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style-name="ce16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>
            <text:p>GRAND TOTAL DEFAULT CONFIG.</text:p>
          </table:table-cell>
          <table:table-cell table:style-name="ce17" table:formula="of:=SUM([.D69];[.D75])" office:value-type="float" office:value="12.9122">
            <text:p>12.91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4" table:number-rows-repeated="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 style:data-style-name="N2" text:time-value="0000-00-00T18:11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</meta:generator>
    <dc:date>2013-02-10T18:13:57</dc:date>
    <meta:editing-duration>PT10M26S</meta:editing-duration>
    <meta:editing-cycles>7</meta:editing-cycles>
    <meta:document-statistic meta:table-count="1" meta:cell-count="491" meta:object-count="0"/>
  </office:meta>
</office:document-meta>
</file>